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30_12-22-08_000.jpg</text:p>
          </table:table-cell>
          <table:table-cell table:style-name="ce23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463745 E-139-34-49.270019</text:p>
          </table:table-cell>
          <table:table-cell table:style-name="ce33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30_15-56-34_000.jpg</text:p>
          </table:table-cell>
          <table:table-cell table:style-name="ce23" office:value-type="string">
            <text:p>:m RES 1*1 / free# JVEMV6 44#11.3.2_2 / 44. currency / 11. prog-mt4 / 3. ea / 2. ea-6 / memo / bid,ask</text:p>
          </table:table-cell>
          <table:table-cell table:style-name="ce2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3" table:formula="of:=IF([.E3]=&quot;&quot;;[.C3];CONCATENATE([.C3];&quot; / &quot;;[.E3]))" office:value-type="string" office:string-value=":m RES 1*1 / free# JVEMV6 44#11.3.2_2 / 44. currency / 11. prog-mt4 / 3. ea / 2. ea-6 / memo / bid,ask">
            <text:p>:m RES 1*1 / free# JVEMV6 44#11.3.2_2 / 44. currency / 11. prog-mt4 / 3. ea / 2. ea-6 / memo / bid,ask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30_17-41-18_000.jpg</text:p>
          </table:table-cell>
          <table:table-cell table:style-name="ce23" office:value-type="string">
            <text:p>:m 1*1 RES / free / res-id=YJRC / theme=covid-19-in-kawasaki-city / 陽性者数；比率計算 / N+</text:p>
          </table:table-cell>
          <table:table-cell table:style-name="ce32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4]=&quot;&quot;;[.C4];CONCATENATE([.C4];&quot; / &quot;;[.E4]))" office:value-type="string" office:string-value=":m 1*1 RES / free / res-id=YJRC / theme=covid-19-in-kawasaki-city / 陽性者数；比率計算 / N+">
            <text:p>:m 1*1 RES / free / res-id=YJRC / theme=covid-19-in-kawasaki-city / 陽性者数；比率計算 / N+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30_18-32-42_000.jpg</text:p>
          </table:table-cell>
          <table:table-cell table:style-name="ce23" office:value-type="string">
            <text:p>:m RES 1-2*2 / free# JVEMV6 37#21.4_27 / 37. miscs of miscs / 21. math&amp;physics / 4. knot-theory / 蝶結び(re),w:モデル図,w:囲まれ空間,w:外側,coloring:pink=動いた部分,symbol:”π”:一点 / N+</text:p>
          </table:table-cell>
          <table:table-cell table:style-name="ce15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5]=&quot;&quot;;[.C5];CONCATENATE([.C5];&quot; / &quot;;[.E5]))" office:value-type="string" office:string-value=":m RES 1-2*2 / free# JVEMV6 37#21.4_27 / 37. miscs of miscs / 21. math&amp;physics / 4. knot-theory / 蝶結び(re),w:モデル図,w:囲まれ空間,w:外側,coloring:pink=動いた部分,symbol:”π”:一点 / N+">
            <text:p>:m RES 1-2*2 / free# JVEMV6 37#21.4_27 / 37. miscs of miscs / 21. math&amp;physics / 4. knot-theory / 蝶結び(re),w:モデル図,w:囲まれ空間,w:外側,coloring:pink=動いた部分,symbol:”π”:一点 / N+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30_19-18-09_000.jpg</text:p>
          </table:table-cell>
          <table:table-cell table:style-name="ce23" office:value-type="string">
            <text:p>:m music / log / rc / || s.1:genr=f-N,key=C#,memo=+:sec-1,score=+</text:p>
          </table:table-cell>
          <table:table-cell table:style-name="ce16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6]=&quot;&quot;;[.C6];CONCATENATE([.C6];&quot; / &quot;;[.E6]))" office:value-type="string" office:string-value=":m music / log / rc / || s.1:genr=f-N,key=C#,memo=+:sec-1,score=+">
            <text:p>:m music / log / rc / || s.1:genr=f-N,key=C#,memo=+:sec-1,score=+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30_20-34-53_000.jpg</text:p>
          </table:table-cell>
          <table:table-cell table:style-name="ce23" office:value-type="string">
            <text:p>:m 食べた物</text:p>
          </table:table-cell>
          <table:table-cell table:style-name="ce17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30_23-03-22_000.jpg</text:p>
          </table:table-cell>
          <table:table-cell table:style-name="ce23" office:value-type="string">
            <text:p>:m 記録 / お酒</text:p>
          </table:table-cell>
          <table:table-cell table:style-name="ce15"/>
          <table:table-cell table:style-name="ce2"/>
          <table:table-cell table:style-name="ce2" office:value-type="string">
            <text:p>N-35-35-28.518676 E-139-34-49.160156</text:p>
          </table:table-cell>
          <table:table-cell table:style-name="ce33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30_23-14-44_000.jpg</text:p>
          </table:table-cell>
          <table:table-cell table:style-name="ce23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3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30_23-37-41_000.jpg</text:p>
          </table:table-cell>
          <table:table-cell table:style-name="ce23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31_02-41-34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31_11-43-48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532409 E-139-34-49.160156</text:p>
          </table:table-cell>
          <table:table-cell table:style-name="ce33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31_11-46-48_000.jpg</text:p>
          </table:table-cell>
          <table:table-cell table:style-name="ce16" office:value-type="string">
            <text:p>:PHOTO 記録用 / @自宅；東側；洗面所から見える；東の犬走り / 自然観察 / 花</text:p>
          </table:table-cell>
          <table:table-cell table:style-name="ce16"/>
          <table:table-cell table:style-name="ce2"/>
          <table:table-cell table:style-name="ce2" office:value-type="string">
            <text:p>N-35-35-29.260253 E-139-34-49.764404</text:p>
          </table:table-cell>
          <table:table-cell table:style-name="ce33" table:formula="of:=IF([.E13]=&quot;&quot;;[.C13];CONCATENATE([.C13];&quot; / &quot;;[.E1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31_12-42-18_000.jpg</text:p>
          </table:table-cell>
          <table:table-cell table:style-name="ce20" office:value-type="string">
            <text:p>:m :? 1-2*2 / ポテンシャル場 / プラズマ生成に利用；現時点での、プラズマ生成時のエネルギー効率 || :m :lets / action activity / やること / プラズマ / solutionを作ろう、自分で；数学を使って || :m :lets / action activity / やること / 「技術」 / 自分でテーマを決める；考案する；「開発」は、資金がいる</text:p>
          </table:table-cell>
          <table:table-cell table:style-name="ce17"/>
          <table:table-cell table:style-name="ce2"/>
          <table:table-cell table:style-name="ce2" office:value-type="string">
            <text:p>N-35-35-28.532409 E-139-34-49.160156</text:p>
          </table:table-cell>
          <table:table-cell table:style-name="ce33" table:formula="of:=IF([.E14]=&quot;&quot;;[.C14];CONCATENATE([.C14];&quot; / &quot;;[.E14]))" office:value-type="string" office:string-value=":m :? 1-2*2 / ポテンシャル場 / プラズマ生成に利用；現時点での、プラズマ生成時のエネルギー効率 || :m :lets / action activity / やること / プラズマ / solutionを作ろう、自分で；数学を使って || :m :lets / action activity / やること / 「技術」 / 自分でテーマを決める；考案する；「開発」は、資金がいる">
            <text:p>:m :? 1-2*2 / ポテンシャル場 / プラズマ生成に利用；現時点での、プラズマ生成時のエネルギー効率 || :m :lets / action activity / やること / プラズマ / solutionを作ろう、自分で；数学を使って || :m :lets / action activity / やること / 「技術」 / 自分でテーマを決める；考案する；「開発」は、資金がいる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2020-07-30_18-45-59_000.mp4</text:p>
          </table:table-cell>
          <table:table-cell table:style-name="ce6" office:value-type="string">
            <text:p>:VIDEO / @自宅 / メモ / kb,keyboard / 演奏、play / k-2020-0730-1 / genr=f-N,other=re+,for=m7+9<text:span text:style-name="T1">th</text:span></text:p>
          </table:table-cell>
          <table:table-cell table:style-name="ce17"/>
          <table:table-cell table:style-name="ce2"/>
          <table:table-cell table:style-name="ce2"/>
          <table:table-cell table:style-name="ce33" table:formula="of:=IF([.E15]=&quot;&quot;;[.C15];CONCATENATE([.C15];&quot; / &quot;;[.E15]))" office:value-type="string" office:string-value=":VIDEO / @自宅 / メモ / kb,keyboard / 演奏、play / k-2020-0730-1 / genr=f-N,other=re+,for=m7+9th">
            <text:p>:VIDEO / @自宅 / メモ / kb,keyboard / 演奏、play / k-2020-0730-1 / genr=f-N,other=re+,for=m7+9th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31_12-29-59_000.mp4</text:p>
          </table:table-cell>
          <table:table-cell table:style-name="ce6" office:value-type="string">
            <text:p>:VIDEO / @自宅 / 体操 / ダンス、dance-original / d-2020-0731-1 / id=4b.n,for=new-pattern</text:p>
          </table:table-cell>
          <table:table-cell table:style-name="ce6"/>
          <table:table-cell table:style-name="ce2"/>
          <table:table-cell table:style-name="ce2"/>
          <table:table-cell table:style-name="ce33" table:formula="of:=IF([.E16]=&quot;&quot;;[.C16];CONCATENATE([.C16];&quot; / &quot;;[.E16]))" office:value-type="string" office:string-value=":VIDEO / @自宅 / 体操 / ダンス、dance-original / d-2020-0731-1 / id=4b.n,for=new-pattern">
            <text:p>:VIDEO / @自宅 / 体操 / ダンス、dance-original / d-2020-0731-1 / id=4b.n,for=new-pattern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31_12-35-43_000.mp4</text:p>
          </table:table-cell>
          <table:table-cell table:style-name="ce6" office:value-type="string">
            <text:p>:VIDEO / @自宅 / 体操 / ダンス、dance-original / d-2020-0731-2 / id=7.rev,for=new-pattern</text:p>
          </table:table-cell>
          <table:table-cell table:style-name="ce20"/>
          <table:table-cell table:style-name="ce2"/>
          <table:table-cell table:style-name="ce2"/>
          <table:table-cell table:style-name="ce33" table:formula="of:=IF([.E17]=&quot;&quot;;[.C17];CONCATENATE([.C17];&quot; / &quot;;[.E17]))" office:value-type="string" office:string-value=":VIDEO / @自宅 / 体操 / ダンス、dance-original / d-2020-0731-2 / id=7.rev,for=new-pattern">
            <text:p>:VIDEO / @自宅 / 体操 / ダンス、dance-original / d-2020-0731-2 / id=7.rev,for=new-pattern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0"/>
          <table:table-cell table:style-name="ce2"/>
          <table:table-cell table:style-name="ce2"/>
          <table:table-cell table:style-name="ce33" table:formula="of:=IF([.E18]=&quot;&quot;;[.C18];CONCATENATE([.C18];&quot; / &quot;;[.E1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17"/>
          <table:table-cell table:style-name="ce2"/>
          <table:table-cell table:style-name="ce2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15"/>
          <table:table-cell table:style-name="ce2"/>
          <table:table-cell table:style-name="ce2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7"/>
          <table:table-cell table:style-name="ce2"/>
          <table:table-cell table:style-name="ce2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4"/>
          <table:table-cell table:style-name="ce2"/>
          <table:table-cell table:style-name="ce2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7"/>
          <table:table-cell table:style-name="ce2"/>
          <table:table-cell table:style-name="ce2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6"/>
          <table:table-cell table:style-name="ce2"/>
          <table:table-cell table:style-name="ce2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5"/>
          <table:table-cell table:style-name="ce2"/>
          <table:table-cell table:style-name="ce2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7"/>
          <table:table-cell table:style-name="ce2"/>
          <table:table-cell table:style-name="ce2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4"/>
          <table:table-cell table:style-name="ce2"/>
          <table:table-cell table:style-name="ce2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73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ダンス、dance-original / d-2020-073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7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73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473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2020/07/31</text:date>, <text:time>13:38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31T13:38:43.35</dc:date>
    <dc:creator>iwabuchi ken</dc:creator>
    <meta:editing-duration>P23DT14H52S</meta:editing-duration>
    <meta:editing-cycles>9107</meta:editing-cycles>
    <meta:document-statistic meta:table-count="1" meta:cell-count="456" meta:object-count="0"/>
  </office:meta>
</office:document-meta>
</file>